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0.75cm" fo:min-width="1.78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7.5cm"/>
    </style:style>
    <style:style style:name="gr4" style:family="graphic" style:parent-style-name="standard">
      <style:graphic-properties draw:textarea-horizontal-align="justify" draw:textarea-vertical-align="middle" draw:auto-grow-height="false" fo:min-height="23.828cm" fo:min-width="1.664cm"/>
    </style:style>
    <style:style style:name="gr5" style:family="graphic" style:parent-style-name="standard">
      <style:graphic-properties draw:textarea-horizontal-align="justify" draw:textarea-vertical-align="middle" draw:auto-grow-height="false" fo:min-height="28.903cm" fo:min-width="1.66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286cm" svg:height="21cm" svg:x="1.77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1cm" svg:x="5.84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1cm" svg:x="10.41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1cm" svg:x="15.49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1cm" svg:x="20.066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1cm" svg:x="24.384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3" draw:text-style-name="P1" draw:layer="layout" svg:width="28cm" svg:height="1.778cm" svg:x="0cm" svg:y="1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1.778cm" svg:x="0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1.778cm" svg:x="0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1.778cm" svg:x="0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1.778cm" svg:x="0cm" svg:y="13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1.778cm" svg:x="0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.164cm" svg:height="24.078cm" draw:transform="rotate (-0.23701571242083) translate (5.4cm -1.30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4cm" svg:height="24.078cm" draw:transform="rotate (-0.23701571242083) translate (9.58cm -1.05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4cm" svg:height="24.078cm" draw:transform="rotate (-0.23701571242083) translate (13.898cm -1.01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4cm" svg:height="24.078cm" draw:transform="rotate (-0.23701571242083) translate (17.962cm -1.05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4cm" svg:height="24.078cm" draw:transform="rotate (-0.23701571242083) translate (21.772cm -1.01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4cm" svg:height="24.078cm" draw:transform="rotate (-0.23701571242083) translate (26.228cm -0.79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4cm" svg:height="24.078cm" draw:transform="rotate (-0.23701571242083) translate (2.098cm -3.08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4cm" svg:height="24.078cm" draw:transform="rotate (-0.23701571242083) translate (29.646cm 0.76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1" draw:layer="layout" svg:width="2.164cm" svg:height="29.153cm" draw:transform="rotate (0.625351470989568) translate (-8.66cm -0.56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64cm" svg:height="29.153cm" draw:transform="rotate (0.625351470989568) translate (-3.81cm -1.0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64cm" svg:height="29.153cm" draw:transform="rotate (0.625351470989568) translate (1.5cm -1.0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64cm" svg:height="29.153cm" draw:transform="rotate (0.625351470989568) translate (6.326cm -1.01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64cm" svg:height="29.153cm" draw:transform="rotate (0.625351470989568) translate (10.922cm -1.52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64cm" svg:height="29.153cm" draw:transform="rotate (0.625351470989568) translate (15.24cm -2.80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64cm" svg:height="29.153cm" draw:transform="rotate (0.625351470989568) translate (19.026cm -4.8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64cm" svg:height="29.153cm" draw:transform="rotate (0.625351470989568) translate (-10.414cm 3.80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1:40:06.851130027</meta:creation-date>
    <dc:date>2017-06-25T11:47:17.399095397</dc:date>
    <meta:editing-duration>PT7M8S</meta:editing-duration>
    <meta:editing-cycles>3</meta:editing-cycles>
    <meta:generator>LibreOffice/5.1.6.2$Linux_X86_64 LibreOffice_project/10m0$Build-2</meta:generator>
    <meta:document-statistic meta:object-count="57"/>
  </office:meta>
</office:document-meta>
</file>